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Helvetica"/>
    <style:font-face style:name="Open Sans" svg:font-family="'Open Sans', Helvetica, sans-serif"/>
    <style:font-face style:name="Times New Roman" svg:font-family="'Times New Roman'"/>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1pt" fo:font-weight="bold" style:font-size-asian="11pt" style:font-weight-asian="bold" style:font-size-complex="11pt" style:font-weight-complex="bold"/>
    </style:style>
    <style:style style:name="P2" style:family="paragraph" style:parent-style-name="Standard">
      <style:paragraph-properties fo:text-align="justify" style:justify-single-word="false"/>
      <style:text-properties fo:font-size="11pt" fo:font-weight="bold" officeooo:rsid="00135063" officeooo:paragraph-rsid="00135063" style:font-size-asian="11pt" style:font-weight-asian="bold" style:font-size-complex="11pt" style:font-weight-complex="bold"/>
    </style:style>
    <style:style style:name="P3" style:family="paragraph" style:parent-style-name="Standard">
      <style:paragraph-properties fo:text-align="justify" style:justify-single-word="false"/>
      <style:text-properties fo:font-size="11pt" fo:font-weight="bold" officeooo:paragraph-rsid="0019e00b" style:font-size-asian="11pt" style:font-weight-asian="bold" style:font-size-complex="11pt" style:font-weight-complex="bold"/>
    </style:style>
    <style:style style:name="P4" style:family="paragraph" style:parent-style-name="Standard">
      <style:paragraph-properties fo:text-align="justify" style:justify-single-word="false"/>
      <style:text-properties fo:font-size="11pt" fo:font-weight="bold" officeooo:paragraph-rsid="0017fc9e" style:font-size-asian="11pt" style:font-weight-asian="bold" style:font-size-complex="11pt" style:font-weight-complex="bold"/>
    </style:style>
    <style:style style:name="P5" style:family="paragraph" style:parent-style-name="Standard">
      <style:paragraph-properties fo:text-align="justify" style:justify-single-word="false"/>
      <style:text-properties fo:font-size="11pt" fo:font-weight="normal" officeooo:rsid="0015cada" officeooo:paragraph-rsid="0015cada" style:font-size-asian="11pt" style:font-weight-asian="normal" style:font-size-complex="11pt" style:font-weight-complex="normal"/>
    </style:style>
    <style:style style:name="P6" style:family="paragraph" style:parent-style-name="Standard">
      <style:text-properties fo:font-size="11pt" fo:font-weight="normal" officeooo:rsid="0017fc9e" style:font-size-asian="11pt" style:font-weight-asian="normal" style:font-size-complex="11pt" style:font-weight-complex="normal"/>
    </style:style>
    <style:style style:name="P7" style:family="paragraph" style:parent-style-name="Standard">
      <style:text-properties fo:font-size="11pt" style:font-size-asian="11pt" style:font-size-complex="11pt"/>
    </style:style>
    <style:style style:name="P8" style:family="paragraph" style:parent-style-name="Standard">
      <style:paragraph-properties fo:text-align="justify" style:justify-single-word="false"/>
      <style:text-properties fo:font-size="11pt" style:font-size-asian="11pt" style:font-size-complex="11pt"/>
    </style:style>
    <style:style style:name="P9" style:family="paragraph" style:parent-style-name="Standard">
      <style:paragraph-properties fo:text-align="justify" style:justify-single-word="false"/>
      <style:text-properties fo:font-size="11pt" officeooo:paragraph-rsid="0017fc9e" style:font-size-asian="11pt" style:font-size-complex="11pt"/>
    </style:style>
    <style:style style:name="P10" style:family="paragraph" style:parent-style-name="Standard">
      <style:paragraph-properties fo:text-align="justify" style:justify-single-word="false"/>
      <style:text-properties fo:font-size="11pt" officeooo:paragraph-rsid="0015cada" style:font-size-asian="11pt" style:font-size-complex="11pt"/>
    </style:style>
    <style:style style:name="P11" style:family="paragraph" style:parent-style-name="Standard" style:list-style-name="L2">
      <style:text-properties fo:font-size="11pt" officeooo:rsid="001c97b3" style:font-size-asian="11pt" style:font-size-complex="11pt"/>
    </style:style>
    <style:style style:name="P12" style:family="paragraph" style:parent-style-name="Standard" style:list-style-name="L2">
      <style:text-properties fo:font-size="11pt" officeooo:rsid="001c97b3" officeooo:paragraph-rsid="001c97b3" style:font-size-asian="11pt" style:font-size-complex="11pt"/>
    </style:style>
    <style:style style:name="P13" style:family="paragraph" style:parent-style-name="Standard" style:list-style-name="L2">
      <style:text-properties fo:font-size="11pt" officeooo:rsid="001c97b3" officeooo:paragraph-rsid="0024ae34" style:font-size-asian="11pt" style:font-size-complex="11pt"/>
    </style:style>
    <style:style style:name="P14" style:family="paragraph" style:parent-style-name="Standard">
      <style:paragraph-properties fo:text-align="justify" style:justify-single-word="false"/>
      <style:text-properties fo:font-size="11pt" fo:font-style="normal" fo:font-weight="normal" officeooo:rsid="001e62f4" officeooo:paragraph-rsid="00245ae8"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center" style:justify-single-word="false"/>
      <style:text-properties fo:font-size="14pt" fo:font-weight="bold" officeooo:rsid="00135063" officeooo:paragraph-rsid="00135063" style:font-size-asian="14pt" style:font-weight-asian="bold" style:font-size-complex="14pt" style:font-weight-complex="bold"/>
    </style:style>
    <style:style style:name="P16" style:family="paragraph" style:parent-style-name="Text_20_body">
      <style:paragraph-properties fo:text-align="justify" style:justify-single-word="false"/>
      <style:text-properties fo:font-size="11pt" officeooo:paragraph-rsid="00239423" style:font-size-asian="11pt" style:font-size-complex="11pt"/>
    </style:style>
    <style:style style:name="P17" style:family="paragraph" style:parent-style-name="Text_20_body" style:list-style-name="L2">
      <style:text-properties fo:font-size="11pt" officeooo:rsid="001c97b3" officeooo:paragraph-rsid="0024ae34" style:font-size-asian="11pt" style:font-size-complex="11pt"/>
    </style:style>
    <style:style style:name="P18" style:family="paragraph" style:list-style-name="L2">
      <style:text-properties fo:font-size="11pt" officeooo:rsid="001c97b3" style:font-size-asian="11pt" style:font-size-complex="11pt"/>
    </style:style>
    <style:style style:name="P19" style:family="paragraph" style:list-style-name="L2">
      <style:text-properties fo:font-size="11pt" officeooo:rsid="001c97b3" officeooo:paragraph-rsid="0024ae34" style:font-size-asian="11pt" style:font-size-complex="11pt"/>
    </style:style>
    <style:style style:name="T1" style:family="text">
      <style:text-properties fo:font-size="11pt" fo:font-weight="normal" officeooo:rsid="00239423" style:font-size-asian="11pt" style:font-weight-asian="normal" style:font-size-complex="11pt" style:font-weight-complex="normal"/>
    </style:style>
    <style:style style:name="T2" style:family="text">
      <style:text-properties fo:font-size="11pt" fo:font-weight="normal" officeooo:rsid="00245ae8" style:font-size-asian="11pt" style:font-weight-asian="normal" style:font-size-complex="11pt" style:font-weight-complex="normal"/>
    </style:style>
    <style:style style:name="T3" style:family="text">
      <style:text-properties fo:font-size="11pt" style:font-size-asian="11pt" style:font-size-complex="11pt"/>
    </style:style>
    <style:style style:name="T4" style:family="text">
      <style:text-properties fo:font-size="11pt" officeooo:rsid="00245ae8" style:font-size-asian="11pt" style:font-size-complex="11pt"/>
    </style:style>
    <style:style style:name="T5" style:family="text">
      <style:text-properties fo:font-size="11pt" officeooo:rsid="0024ae34" style:font-size-asian="11pt" style:font-size-complex="11pt"/>
    </style:style>
    <style:style style:name="T6" style:family="text">
      <style:text-properties fo:font-size="11pt" officeooo:rsid="00258b00" style:font-size-asian="11pt" style:font-size-complex="11pt"/>
    </style:style>
    <style:style style:name="T7" style:family="text">
      <style:text-properties officeooo:rsid="0017fc9e"/>
    </style:style>
    <style:style style:name="T8" style:family="text">
      <style:text-properties officeooo:rsid="0019668a"/>
    </style:style>
    <style:style style:name="T9" style:family="text">
      <style:text-properties fo:font-weight="normal" officeooo:rsid="001e62f4" style:font-weight-asian="normal" style:font-weight-complex="normal"/>
    </style:style>
    <style:style style:name="T10" style:family="text">
      <style:text-properties fo:font-weight="normal" officeooo:rsid="002232fd" style:font-weight-asian="normal" style:font-weight-complex="normal"/>
    </style:style>
    <style:style style:name="T11" style:family="text">
      <style:text-properties fo:font-weight="normal" officeooo:rsid="0017fc9e" style:font-weight-asian="normal" style:font-weight-complex="normal"/>
    </style:style>
    <style:style style:name="T12" style:family="text">
      <style:text-properties fo:font-style="italic" fo:font-weight="normal" officeooo:rsid="001e62f4" style:font-style-asian="italic" style:font-weight-asian="normal" style:font-style-complex="italic" style:font-weight-complex="normal"/>
    </style:style>
    <style:style style:name="T13" style:family="text">
      <style:text-properties style:text-position="super 58%"/>
    </style:style>
    <style:style style:name="T14" style:family="text">
      <style:text-properties officeooo:rsid="001e62f4"/>
    </style:style>
    <style:style style:name="T15" style:family="text">
      <style:text-properties officeooo:rsid="0021e8cc"/>
    </style:style>
    <style:style style:name="T16" style:family="text">
      <style:text-properties officeooo:rsid="00258b00"/>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min-label-width="0.2in"/>
        <style:text-properties style:font-name="StarSymbol"/>
      </text:list-level-style-bullet>
      <text:list-level-style-bullet text:level="2" text:bullet-char="•">
        <style:list-level-properties text:space-before="0.7854in" text:min-label-width="0.1965in"/>
        <style:text-properties style:font-name="StarSymbol"/>
      </text:list-level-style-bullet>
      <text:list-level-style-bullet text:level="3" text:bullet-char="•">
        <style:list-level-properties text:space-before="1.2764in" text:min-label-width="0.1965in"/>
        <style:text-properties style:font-name="StarSymbol"/>
      </text:list-level-style-bullet>
      <text:list-level-style-bullet text:level="4" text:bullet-char="•">
        <style:list-level-properties text:space-before="1.7673in" text:min-label-width="0.1965in"/>
        <style:text-properties style:font-name="StarSymbol"/>
      </text:list-level-style-bullet>
      <text:list-level-style-bullet text:level="5" text:bullet-char="•">
        <style:list-level-properties text:space-before="2.2583in" text:min-label-width="0.1965in"/>
        <style:text-properties style:font-name="StarSymbol"/>
      </text:list-level-style-bullet>
      <text:list-level-style-bullet text:level="6" text:bullet-char="•">
        <style:list-level-properties text:space-before="2.7492in" text:min-label-width="0.1965in"/>
        <style:text-properties style:font-name="StarSymbol"/>
      </text:list-level-style-bullet>
      <text:list-level-style-bullet text:level="7" text:bullet-char="•">
        <style:list-level-properties text:space-before="3.2402in" text:min-label-width="0.1965in"/>
        <style:text-properties style:font-name="StarSymbol"/>
      </text:list-level-style-bullet>
      <text:list-level-style-bullet text:level="8" text:bullet-char="•">
        <style:list-level-properties text:space-before="3.7315in" text:min-label-width="0.1965in"/>
        <style:text-properties style:font-name="StarSymbol"/>
      </text:list-level-style-bullet>
      <text:list-level-style-bullet text:level="9" text:bullet-char="•">
        <style:list-level-properties text:space-before="4.2224in" text:min-label-width="0.1965in"/>
        <style:text-properties style:font-name="StarSymbol"/>
      </text:list-level-style-bullet>
      <text:list-level-style-bullet text:level="10"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Histor<text:span text:style-name="T15">ical</text:span> Development Of Planning And Search</text:p>
      <text:p text:style-name="P2"/>
      <text:p text:style-name="P3"><text:span text:style-name="T7">STRIPS</text:span></text:p>
      <text:p text:style-name="P8">The first major planning system is STRIPS (Fikes and Nilsson, 1971), which was designed as the planing component of the software for the Shakey robot project at SRI. The most influential part of STRIPS is its representation language, which is the foundation of what we call “classical” language. The idea of STRIPS is to use a set of applicable operator to transform a problem into a model. The task of the problem solver is to find some composition of operators that transforms a given initial state into one that satisfies some stated goal condition. Many improvements to the STRIPS representation language have been developed such as Action Description Language (ADL) (Pednault, 1986). ADL relaxed some of the STRIPS restrictions and made it possible to encode more realistic problems. The Planning Domain Definition Language (PDDL)(mcdermott et al, 1998) is an attempt to standardize the planning language to encourage sharing of problems and algorithms, as well as to allow meaningful comparison of the performance of planners on different problems</text:p>
      <text:p text:style-name="P6"/>
      <text:p text:style-name="P1">Partial-order planning</text:p>
      <text:p text:style-name="P16"><text:span text:style-name="T12">Total-ordered planning</text:span><text:span text:style-name="T9"> or </text:span><text:span text:style-name="T12">linear planning</text:span><text:span text:style-name="T9"> is an approach that maintains a partial solution as totally ordered list of steps found so far. STRIPS is a total-ordered planning. In contrast to total-ordered planning, </text:span><text:span text:style-name="T12">partial-ordered planning</text:span><text:span text:style-name="T9"> or </text:span><text:span text:style-name="T12">non-linear planning</text:span><text:span text:style-name="T9"> delays steps ordering decision as long as possible. </text:span><text:span text:style-name="T10">The total-ordered planning is incomplete. It cannot solve simple problems such as <text:s/></text:span><text:span text:style-name="T9">Sussman anomaly required inter-leaving to solve. </text:span><text:span text:style-name="T10">Partial-ordered planning allows inter-leaving and can solve <text:s/></text:span><text:span text:style-name="T9">Sussman anomaly </text:span><text:span text:style-name="T10">problems easily and optimally. </text:span><text:span text:style-name="T9">Partial-ordered planning is based on the principle <text:s/>of least-c</text:span><text:span text:style-name="T14">ommitment. The idea is that avoid doing work that might have to undone later. So in partial-ordered planning, plan steps will not be ordered unless necessary for some reasons. Partial-ordered planning is complete and generally faster and more efficient than total-order planning (Barrett, A., and Weld, D., 1993). </text:span></text:p>
      <text:p text:style-name="P9"><text:span text:style-name="T11"/></text:p>
      <text:p text:style-name="P4"><text:span text:style-name="T7">GRAPHPLAN</text:span></text:p>
      <text:p text:style-name="P14">Research on AI planning had concentrated on the partial-ordered planning algorithm until the introduction of the GRAPHPLAN algorithm by Blum and Furst (1995). GRAPHPLAN is a general-purpose planner for STRIPS-style domains, based on ideas used in graph algorithms. GRAPHPLAN explicitly constructs and annotates a compact data structure called a Planning Graph and use it as a guide for searching the solution. The compactness and reachability information of Planning graph allows efficient searching and pruning the search tree. This make GRAPHPLAN out perform partial-order planning of the time.</text:p>
      <text:p text:style-name="P5"/>
      <text:p text:style-name="P10"/>
      <text:p text:style-name="P7"/>
      <text:p text:style-name="P1">Refer<text:span text:style-name="T8">ence document</text:span></text:p>
      <text:list xml:id="list8370399647174860821" text:style-name="L2">
        <text:list-item>
          <text:p text:style-name="P12">Artificial Intelligence: A Modern Approach (3<text:span text:style-name="T13">rd</text:span> edition) by Stuart Russell and Peter Norvig</text:p>
        </text:list-item>
        <text:list-item>
          <text:p>Dyer, C. R. “Partial-Order Planning (Chapter 11).”(2003) CS 540. University of Wisconsin-Madison. Madison, Wisconsin.</text:p>
        </text:list-item>
        <text:list-item>
          <text:p text:style-name="P17">Barrett, A., and Weld, D. (1993). Partial-Order Planning: Evaluating Possible Efficiency Gains. University of Washington: Department of Computer Science and Engineering</text:p>
        </text:list-item>
        <text:list-item>
          <text:p text:style-name="P17">A. Blum and M. Furst, "Fast Planning Through Planning Graph Analysis" [pdf], Artificial Intelligence, 90:281--300 (1997).</text:p>
        </text:list-item>
        <text:list-item>
          <text:p text:style-name="P11">McDermott, Drew; Ghallab, Malik; Howe, Adele; Knoblock, Craig; Ram, Ashwin; Veloso, Manuela; Weld, Daniel; Wilkins, David (1998). "PDDL---The Planning Domain Definition Language"</text:p>
        </text:list-item>
        <text:list-item>
          <text:p text:style-name="P13">Jussi Rintanen and Jorg Hoffmann (2001). An overview of recent algorithm for AI plann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Helvetica"/>
    <style:font-face style:name="Open Sans" svg:font-family="'Open Sans', Helvetica, sans-serif"/>
    <style:font-face style:name="Times New Roman" svg:font-family="'Times New Roman'"/>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6:40:21.917388747</meta:creation-date>
    <meta:generator>LibreOffice/5.1.6.2$Linux_X86_64 LibreOffice_project/10m0$Build-2</meta:generator>
    <dc:date>2017-11-06T01:47:33.242964101</dc:date>
    <meta:editing-duration>PT27M22S</meta:editing-duration>
    <meta:editing-cycles>2</meta:editing-cycles>
    <meta:document-statistic meta:table-count="0" meta:image-count="0" meta:object-count="0" meta:page-count="1" meta:paragraph-count="14" meta:word-count="506" meta:character-count="3447" meta:non-whitespace-character-count="2959"/>
  </office:meta>
</office:document-meta>
</file>